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page-number="0" table:align="margins" fo:keep-with-next="auto" style:may-break-between-rows="true"/>
    </style:style>
    <style:style style:name="Table28.A" style:family="table-column">
      <style:table-column-properties style:rel-column-width="13974*"/>
    </style:style>
    <style:style style:name="Table28.B" style:family="table-column">
      <style:table-column-properties style:rel-column-width="7446*"/>
    </style:style>
    <style:style style:name="Table28.C" style:family="table-column">
      <style:table-column-properties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table:align="margins"/>
    </style:style>
    <style:style style:name="Table24.A" style:family="table-column">
      <style:table-column-properties style:rel-column-width="30343*"/>
    </style:style>
    <style:style style:name="Table24.B" style:family="table-column">
      <style:table-column-properties style:rel-column-width="18802*"/>
    </style:style>
    <style:style style:name="Table24.C" style:family="table-column">
      <style:table-column-properties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page-number="0" table:align="margins" fo:keep-with-next="auto" style:may-break-between-rows="true"/>
    </style:style>
    <style:style style:name="Table25.A" style:family="table-column">
      <style:table-column-properties style:rel-column-width="13872*"/>
    </style:style>
    <style:style style:name="Table25.B" style:family="table-column">
      <style:table-column-properties style:rel-column-width="7242*"/>
    </style:style>
    <style:style style:name="Table25.C" style:family="table-column">
      <style:table-column-properties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Heading_20_1" style:master-page-name="">
      <style:paragraph-properties style:page-number="auto" fo:break-before="pag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2">
      <style:text-properties fo:font-weight="bold" style:font-weight-asian="bold" style:font-weight-complex="bold"/>
    </style:style>
    <style:style style:name="P59" style:family="paragraph" style:parent-style-name="Text_20_body" style:list-style-name="L2">
      <style:text-properties fo:font-weight="normal" style:font-weight-asian="normal" style:font-weight-complex="normal"/>
    </style:style>
    <style:style style:name="P60" style:family="paragraph" style:parent-style-name="Text_20_body" style:list-style-name="L23">
      <style:text-properties fo:font-weight="normal" style:font-weight-asian="normal" style:font-weight-complex="normal"/>
    </style:style>
    <style:style style:name="P61" style:family="paragraph" style:parent-style-name="Text_20_body" style:list-style-name="L32">
      <style:text-properties fo:font-weight="normal" style:font-weight-asian="normal" style:font-weight-complex="normal"/>
    </style:style>
    <style:style style:name="P62" style:family="paragraph" style:parent-style-name="Text_20_body" style:list-style-name="L33">
      <style:text-properties fo:font-weight="normal" style:font-weight-asian="normal" style:font-weight-complex="normal"/>
    </style:style>
    <style:style style:name="P63" style:family="paragraph" style:parent-style-name="Text_20_body" style:list-style-name="L37">
      <style:text-properties fo:font-weight="normal" style:font-weight-asian="normal" style:font-weight-complex="normal"/>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1">
      <style:paragraph-properties fo:text-align="start" style:justify-single-word="false"/>
    </style:style>
    <style:style style:name="P90" style:family="paragraph" style:parent-style-name="Text_20_body" style:list-style-name="L32"/>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36"/>
    <style:style style:name="P94" style:family="paragraph" style:parent-style-name="Text_20_body" style:list-style-name="L13" style:master-page-name="">
      <style:paragraph-properties fo:margin-top="0cm" fo:margin-bottom="0cm" style:page-number="auto"/>
    </style:style>
    <style:style style:name="P95" style:family="paragraph" style:parent-style-name="Text_20_body" style:list-style-name="L15" style:master-page-name="">
      <style:paragraph-properties fo:margin-top="0cm" fo:margin-bottom="0cm" style:page-number="auto"/>
    </style:style>
    <style:style style:name="P96" style:family="paragraph" style:parent-style-name="Text_20_body" style:list-style-name="L25" style:master-page-name="">
      <style:paragraph-properties fo:margin-top="0cm" fo:margin-bottom="0cm" style:page-number="auto"/>
    </style:style>
    <style:style style:name="P97" style:family="paragraph" style:parent-style-name="Text_20_body" style:list-style-name="L29" style:master-page-name="">
      <style:paragraph-properties fo:margin-top="0cm" fo:margin-bottom="0cm" style:page-number="auto"/>
    </style:style>
    <style:style style:name="P98" style:family="paragraph" style:parent-style-name="Text_20_body" style:list-style-name="L13">
      <style:paragraph-properties fo:margin-top="0cm" fo:margin-bottom="0cm"/>
    </style:style>
    <style:style style:name="P99" style:family="paragraph" style:parent-style-name="Text_20_body" style:list-style-name="L15">
      <style:paragraph-properties fo:margin-top="0cm" fo:margin-bottom="0cm"/>
    </style:style>
    <style:style style:name="P100" style:family="paragraph" style:parent-style-name="Text_20_body" style:list-style-name="L16">
      <style:paragraph-properties fo:margin-top="0cm" fo:margin-bottom="0cm"/>
    </style:style>
    <style:style style:name="P101" style:family="paragraph" style:parent-style-name="Text_20_body" style:list-style-name="L18">
      <style:paragraph-properties fo:margin-top="0cm" fo:margin-bottom="0cm"/>
    </style:style>
    <style:style style:name="P102" style:family="paragraph" style:parent-style-name="Text_20_body" style:list-style-name="L20">
      <style:paragraph-properties fo:margin-top="0cm" fo:margin-bottom="0cm"/>
    </style:style>
    <style:style style:name="P103" style:family="paragraph" style:parent-style-name="Text_20_body" style:list-style-name="L25">
      <style:paragraph-properties fo:margin-top="0cm" fo:margin-bottom="0cm"/>
    </style:style>
    <style:style style:name="P104" style:family="paragraph" style:parent-style-name="Text_20_body" style:list-style-name="L28">
      <style:paragraph-properties fo:margin-top="0cm" fo:margin-bottom="0cm"/>
    </style:style>
    <style:style style:name="P105" style:family="paragraph" style:parent-style-name="Text_20_body" style:list-style-name="L29">
      <style:paragraph-properties fo:margin-top="0cm" fo:margin-bottom="0cm"/>
    </style:style>
    <style:style style:name="P106" style:family="paragraph" style:parent-style-name="Text_20_body" style:list-style-name="L32">
      <style:paragraph-properties fo:margin-top="0cm" fo:margin-bottom="0cm"/>
    </style:style>
    <style:style style:name="P107" style:family="paragraph" style:parent-style-name="Text_20_body" style:list-style-name="L32">
      <style:paragraph-properties fo:margin-top="0cm" fo:margin-bottom="0cm"/>
      <style:text-properties fo:font-weight="normal" style:font-weight-asian="normal" style:font-weight-complex="normal"/>
    </style:style>
    <style:style style:name="P108" style:family="paragraph" style:parent-style-name="Text_20_body" style:list-style-name="L31">
      <style:paragraph-properties fo:margin-top="0cm" fo:margin-bottom="0cm" fo:text-align="start" style:justify-single-word="false" style:shadow="none"/>
    </style:style>
    <style:style style:name="P109" style:family="paragraph" style:parent-style-name="Text_20_body" style:list-style-name="L15" style:master-page-name="">
      <style:paragraph-properties style:page-number="auto"/>
    </style:style>
    <style:style style:name="P110" style:family="paragraph" style:parent-style-name="Table_20_Contents" style:list-style-name="L10"/>
    <style:style style:name="P111"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text:tab/>5</text:p>
          <text:p text:style-name="P53"><text:s/>2 Licence<text:tab/>6</text:p>
          <text:p text:style-name="P54"><text:s/>2.1 GNU Lesser General Public License<text:tab/>6</text:p>
          <text:p text:style-name="P54"><text:s/>2.2 Clarification of Intentions<text:tab/>6</text:p>
          <text:p text:style-name="P54"><text:s/>2.3 Jarvis Tracker Icons<text:tab/>6</text:p>
          <text:p text:style-name="P53"><text:s/>3 Installation<text:tab/>7</text:p>
          <text:p text:style-name="P54"><text:s/>3.1 Unpacking<text:tab/>7</text:p>
          <text:p text:style-name="P54"><text:s/>3.2 Install Additional Perl Modules<text:tab/>7</text:p>
          <text:p text:style-name="P54"><text:s/>3.3 Apache2 Configuration – With mod_perl<text:tab/>8</text:p>
          <text:p text:style-name="P54"><text:s/>3.4 Apache2 Configuration – Without mod_perl<text:tab/>8</text:p>
          <text:p text:style-name="P54"><text:s/>3.5 Relocating Jarvis<text:tab/>8</text:p>
          <text:p text:style-name="P54"><text:s/>3.6 Test<text:tab/>9</text:p>
          <text:p text:style-name="P53"><text:s/>4 Application Configuration File<text:tab/>10</text:p>
          <text:p text:style-name="P54"><text:s/>4.1 Introduction<text:tab/>10</text:p>
          <text:p text:style-name="P54"><text:s/>4.2 &lt;jarvis&gt;&lt;app&gt;<text:tab/>11</text:p>
          <text:p text:style-name="P54"><text:s/>4.3 Configuration: format<text:tab/>13</text:p>
          <text:p text:style-name="P54"><text:s/>4.4 Configuration: debug<text:tab/>13</text:p>
          <text:p text:style-name="P54"><text:s/>4.5 Configuration: dump<text:tab/>13</text:p>
          <text:p text:style-name="P54"><text:s/>4.6 Configuration: log_format<text:tab/>13</text:p>
          <text:p text:style-name="P54"><text:s/>4.7 Configuration: page_limit_param, page_start_param<text:tab/>14</text:p>
          <text:p text:style-name="P54"><text:s/>4.8 Configuration: sort_field_param, sort_dir_param<text:tab/>14</text:p>
          <text:p text:style-name="P54"><text:s/>4.9 Configuration: dataset_dir<text:tab/>14</text:p>
          <text:p text:style-name="P54"><text:s/>4.10 Configuration: default_libs<text:tab/>15</text:p>
          <text:p text:style-name="P54"><text:s/>4.11 Configuration: method_param<text:tab/>15</text:p>
          <text:p text:style-name="P54"><text:s/>4.12 Configuration: login<text:tab/>16</text:p>
          <text:p text:style-name="P54"><text:s/>4.13 Configuration: database<text:tab/>16</text:p>
          <text:p text:style-name="P54"><text:s/>4.14 Configuration: sessiondb<text:tab/>16</text:p>
          <text:p text:style-name="P54"><text:s/>4.15 Configuration: exec &amp; plugin &amp; hook<text:tab/>19</text:p>
          <text:p text:style-name="P54"><text:s/>4.16 Configuration: habitat<text:tab/>19</text:p>
          <text:p text:style-name="P53"><text:s/>5 Login Module Configuration<text:tab/>20</text:p>
          <text:p text:style-name="P54"><text:s/>5.1 Standard Modules<text:tab/>20</text:p>
          <text:p text:style-name="P54"><text:s/>5.2 Active Directory Login<text:tab/>20</text:p>
          <text:p text:style-name="P54"><text:s/>5.3 Basic Auth Login<text:tab/>21</text:p>
          <text:p text:style-name="P54"><text:s/>5.4 Database Login<text:tab/>22</text:p>
          <text:p text:style-name="P54"><text:s/>5.5 Adempiere Login<text:tab/>23</text:p>
          <text:p text:style-name="P54"><text:s/>5.6 Drupal6 Login<text:tab/>24</text:p>
          <text:p text:style-name="P54"><text:s/>5.7 None Login<text:tab/>26</text:p>
          <text:p text:style-name="P54"><text:s/>5.8 Single Login<text:tab/>26</text:p>
          <text:p text:style-name="P53"><text:s/>6 Special Datasets &amp; Jarvis Login<text:tab/>28</text:p>
          <text:p text:style-name="P54"><text:s/>6.1 Jarvis URLs<text:tab/>28</text:p>
          <text:p text:style-name="P54"><text:s/>6.2 The __status Dataset<text:tab/>28</text:p>
          <text:p text:style-name="P54"><text:s/>6.3 The __habitat Dataset<text:tab/>29</text:p>
          <text:p text:style-name="P54"><text:s/>6.4 The __logout Dataset<text:tab/>30</text:p>
          <text:p text:style-name="P54"><text:s/>6.5 Logging-In to Jarvis<text:tab/>30</text:p>
          <text:p text:style-name="P54"><text:soft-page-break/><text:s/>6.6 Jarvis Error Responses<text:tab/>30</text:p>
          <text:p text:style-name="P53"><text:s/>7 Datasets<text:tab/>32</text:p>
          <text:p text:style-name="P54"><text:s/>7.1 Data Fetch Response Format<text:tab/>32</text:p>
          <text:p text:style-name="P54"><text:s/>7.2 Dataset Definition<text:tab/>33</text:p>
          <text:p text:style-name="P54"><text:s/>7.3 Dataset Bind Parameters<text:tab/>34</text:p>
          <text:p text:style-name="P54"><text:s/>7.4 Secure Dataset Bind Parameters<text:tab/>36</text:p>
          <text:p text:style-name="P54"><text:s/>7.5 Textual Substitution Dataset Parameters<text:tab/>37</text:p>
          <text:p text:style-name="P54"><text:s/>7.6 Modifying Datasets – Single Modification<text:tab/>38</text:p>
          <text:p text:style-name="P54"><text:s/>7.7 Modifying Datasets – Array of Modifications<text:tab/>40</text:p>
          <text:p text:style-name="P54"><text:s/>7.8 Modifying Datasets – Array of Mixed Modifications<text:tab/>42</text:p>
          <text:p text:style-name="P54"><text:s/>7.9 Before &amp; After Statements<text:tab/>42</text:p>
          <text:p text:style-name="P54"><text:s/>7.10 Failed Modifications<text:tab/>42</text:p>
          <text:p text:style-name="P54"><text:s/>7.11 Dataset Transformations<text:tab/>43</text:p>
          <text:p text:style-name="P53"><text:s/>8 Exec Datasets<text:tab/>44</text:p>
          <text:p text:style-name="P54"><text:s/>8.1 Introduction<text:tab/>44</text:p>
          <text:p text:style-name="P54"><text:s/>8.2 Configuration<text:tab/>44</text:p>
          <text:p text:style-name="P54"><text:s/>8.3 Output Return Mechanism<text:tab/>46</text:p>
          <text:p text:style-name="P54"><text:s/>8.4 A Simple Example<text:tab/>47</text:p>
          <text:p text:style-name="P54"><text:s/>8.5 Environment Variables<text:tab/>47</text:p>
          <text:p text:style-name="P54"><text:s/>8.6 Command Line Parameters<text:tab/>47</text:p>
          <text:p text:style-name="P54"><text:s/>8.7 Output &amp; Headers<text:tab/>47</text:p>
          <text:p text:style-name="P53"><text:s/>9 Plugin Datasets<text:tab/>49</text:p>
          <text:p text:style-name="P54"><text:s/>9.1 Introduction<text:tab/>49</text:p>
          <text:p text:style-name="P54"><text:s/>9.2 Configuration<text:tab/>49</text:p>
          <text:p text:style-name="P54"><text:s/>9.3 Example Plugin<text:tab/>50</text:p>
          <text:p text:style-name="P54"><text:s/>9.4 Output &amp; Headers<text:tab/>51</text:p>
          <text:p text:style-name="P54"><text:s/>9.5 Exception Handling<text:tab/>51</text:p>
          <text:p text:style-name="P53"><text:s/>10 Hook Modules<text:tab/>52</text:p>
          <text:p text:style-name="P54"><text:s/>10.1 Introduction<text:tab/>52</text:p>
          <text:p text:style-name="P54"><text:s/>10.2 Configuration<text:tab/>56</text:p>
          <text:p text:style-name="P54"><text:s/>10.3 Standard Hook Template<text:tab/>56</text:p>
          <text:p text:style-name="P53"><text:s/>11 Performance Notes<text:tab/>58</text:p>
          <text:p text:style-name="P54"><text:s/>11.1 How Fast is Jarvis?<text:tab/>58</text:p>
          <text:p text:style-name="P53"><text:s/>12 Tracking Application<text:tab/>59</text:p>
          <text:p text:style-name="P54"><text:s/>12.1 Tracking Requests &amp; Errors<text:tab/>59</text:p>
          <text:p text:style-name="P54"><text:s/>12.2 The Tracker Database File<text:tab/>59</text:p>
          <text:p text:style-name="P54"><text:s/>12.3 The Tracker Display Application<text:tab/>59</text:p>
          <text:p text:style-name="P53"><text:s/>13 Demo Application<text:tab/>62</text:p>
          <text:p text:style-name="P54"><text:s/>13.1 Enable Jarvis<text:tab/>62</text:p>
          <text:p text:style-name="P54"><text:s/>13.2 Copy The Demo Database<text:tab/>62</text:p>
          <text:p text:style-name="P54"><text:s/>13.3 Configure Demo Web-Service<text:tab/>62</text:p>
          <text:p text:style-name="P54"><text:s/>13.4 Install ExtJS<text:tab/>63</text:p>
          <text:p text:style-name="P54"><text:s/>13.5 Configure Demo ExtJS Application<text:tab/>64</text:p>
          <text:p text:style-name="P54"><text:s/>13.6 Enable Database Write<text:tab/>64</text:p>
        </text:index-body>
      </text:table-of-content>
      <text:p text:style-name="P10"/>
      <text:p text:style-name="P51"/>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40796450" text:style-name="L1">
        <text:list-item>
          <text:p text:style-name="P56">Rich Internet Application. <text:s/>Ajax (XML or JSON) requests and responses.</text:p>
        </text:list-item>
        <text:list-item>
          <text:p text:style-name="P56">JARVIS</text:p>
        </text:list-item>
        <text:list-item>
          <text:p text:style-name="P5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89305073" text:style-name="L2">
        <text:list-item>
          <text:p text:style-name="P58">Secure: </text:p>
          <text:list>
            <text:list-item>
              <text:p text:style-name="P57">Jarvis can run over https. <text:s/></text:p>
            </text:list-item>
            <text:list-item>
              <text:p text:style-name="P57">Jarvis uses single-login and CGI cookies to maintain authenticated sessions. <text:s/></text:p>
            </text:list-item>
            <text:list-item>
              <text:p text:style-name="P57">Jarvis uses parameterized statements to prevent against SQL injection. </text:p>
            </text:list-item>
            <text:list-item>
              <text:p text:style-name="P57">Jarvis provides group-based access control.</text:p>
            </text:list-item>
          </text:list>
        </text:list-item>
        <text:list-item>
          <text:p text:style-name="P58">Extensible:</text:p>
          <text:list>
            <text:list-item>
              <text:p text:style-name="P59">Jarvis provides independent “datasets”, defined as simple XML files containing SQL.</text:p>
            </text:list-item>
            <text:list-item>
              <text:p text:style-name="P59">Jarvis provides configurable “exec” extensions (e.g. running Jasper reports).</text:p>
            </text:list-item>
            <text:list-item>
              <text:p text:style-name="P59">Jarvis provides a “plugin” mechanism for adding custom Perl modules.</text:p>
            </text:list-item>
          </text:list>
        </text:list-item>
        <text:list-item>
          <text:p text:style-name="P58">Standards-Based:</text:p>
          <text:list>
            <text:list-item>
              <text:p text:style-name="P59">Jarvis is based on XML, JSON, http/s and REST.</text:p>
            </text:list-item>
          </text:list>
        </text:list-item>
        <text:list-item>
          <text:p text:style-name="P58">Reasonably Efficient:</text:p>
          <text:list>
            <text:list-item>
              <text:p text:style-name="P59">Jarvis is “plenty fast enough”. <text:s/></text:p>
            </text:list-item>
            <text:list-item>
              <text:p text:style-name="P59">Jarvis is written in a scripted language as many back end services are.</text:p>
            </text:list-item>
            <text:list-item>
              <text:p text:style-name="P59">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5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4">Alias /jarvis/ "/opt/jarvis/htdocs/"</text:p>
      <text:p text:style-name="Text_20_body"/>
      <text:p text:style-name="P33">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477020950" text:style-name="L3">
        <text:list-item>
          <text:p text:style-name="P64">Modify the Apache configuration (as described above).</text:p>
        </text:list-item>
        <text:list-item>
          <text:p text:style-name="P64">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04472166" text:style-name="L4">
        <text:list-item>
          <text:p text:style-name="P65">The database connection.</text:p>
        </text:list-item>
        <text:list-item>
          <text:p text:style-name="P65">The username/group list.</text:p>
        </text:list-item>
        <text:list-item>
          <text:p text:style-name="P6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609272886" text:style-name="L5">
        <text:list-item>
          <text:p text:style-name="P66">This may be over-ridden a per-request basis with the CGI parameter “format”.</text:p>
        </text:list-item>
        <text:list-item>
          <text:p text:style-name="P6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393885519" text:style-name="L6">
        <text:list-item>
          <text:p text:style-name="P67">All client-submitted request body.</text:p>
        </text:list-item>
        <text:list-item>
          <text:p text:style-name="P67">All returned XML/JSON/CSV content.</text:p>
        </text:list-item>
        <text:list-item>
          <text:p text:style-name="P67">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63350344" text:style-name="L7">
        <text:list-item>
          <text:p text:style-name="P68">Extract ALL records from the database query.</text:p>
        </text:list-item>
        <text:list-item>
          <text:p text:style-name="P68">Slice out and return only those rows specified by the page parameters. <text:s/>E.g start = 50, limit = 25 means return rows with zero-based indexes 50-74.</text:p>
        </text:list-item>
        <text:list-item>
          <text:p text:style-name="P68">Return “fetched” as the total number of all rows read from the database query.</text:p>
        </text:list-item>
        <text:list-item>
          <text:p text:style-name="P68">Return “returned” as the number of data rows from the sliced page.</text:p>
        </text:list-item>
        <text:list-item>
          <text:p text:style-name="P6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57410309" text:continue-numbering="true" text:style-name="L7">
        <text:list-item>
          <text:p text:style-name="P68">Extract ALL records from the database query in the default query sort order.</text:p>
        </text:list-item>
        <text:list-item>
          <text:p text:style-name="P68">Use Perl “cmp” alphabetical sorting either ascending or descending.</text:p>
        </text:list-item>
        <text:list-item>
          <text:p text:style-name="P6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795064788" text:style-name="L8">
        <text:list-item>
          <text:p text:style-name="P69">All dataset definitions must be contained within XML files contained in or below the single directory path specified by the “dataset_dir” parameter.</text:p>
        </text:list-item>
        <text:list-item>
          <text:p text:style-name="P69">All dataset files must have the suffix “.xml”.</text:p>
        </text:list-item>
        <text:list-item>
          <text:p text:style-name="P69">The “.xml” suffix must not be included in the dataset name as provided by the client, it will always be added by Jarvis.</text:p>
        </text:list-item>
        <text:list-item>
          <text:p text:style-name="P69">The dataset name specified by the client must consist only of characters from the following list: “a-z”, “A-Z”, “0-9”, “_” (underscore), “-” (hyphen) and “.” (dot).</text:p>
        </text:list-item>
        <text:list-item>
          <text:p text:style-name="P69">A “.” (dot) character in the dataset name is interpreted as a directory separator by Jarvis. <text:s/>On Unix-based systems this is a forward-slash. <text:s/>On Windows-based systems, Perl will translate the forward slash into a backslash.</text:p>
        </text:list-item>
        <text:list-item>
          <text:p text:style-name="P69">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Jarvis offers half a dozen login modules to handle commonly used situations. <text:s text:c="2"/>You can easily add your own by copying and modifying the supplied defaults.</text:p>
      <text:p text:style-name="P23">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22396614" text:style-name="L9">
        <text:list-item>
          <text:p text:style-name="P70">dbi:Pg:&lt;database-handle&gt; (Postgres)</text:p>
        </text:list-item>
        <text:list-item>
          <text:p text:style-name="P7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150067025" text:style-name="L10">
              <text:list-item>
                <text:p text:style-name="P110">cookie <text:s text:c="2"/>- Look in the cookie (as per the 'cookie' attribute).</text:p>
              </text:list-item>
              <text:list-item>
                <text:p text:style-name="P11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49915034" text:style-name="L11">
        <text:list-item>
          <text:p text:style-name="P71">Cookie-only based authentication. <text:s/>The default approach to session management is for Jarvis to store session ID's in a HTTP cookie. This cookie is returned to the client with every successful request to Jarvis. This approach:</text:p>
          <text:list>
            <text:list-item>
              <text:p text:style-name="P71">Requires no specific support by client applications. Web browsers will transfer the cookie automatically with every request.</text:p>
            </text:list-item>
            <text:list-item>
              <text:p text:style-name="P71">Allows web-browser applications to have the same session across all open windows. E.g. this allows users to open many browser tabs/windows into the application, and all of these will use the same session ID. </text:p>
            </text:list-item>
            <text:list-item>
              <text:p text:style-name="P71">Allows users to, within the session timeout, re-access web based systems without retyping their username/password.</text:p>
            </text:list-item>
          </text:list>
        </text:list-item>
        <text:list-item>
          <text:p text:style-name="P7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1">Without explicit support in the application to manage and support it, each new window or tab opened for a web-based application will require the user to log back into the application. In many situations this is highly undesirable.</text:p>
            </text:list-item>
            <text:list-item>
              <text:p text:style-name="P7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1">Jarvis will look for the URL parameter holding the SID, but if not found, look for the cookie.</text:p>
            </text:list-item>
            <text:list-item>
              <text:p text:style-name="P71">The client system can by default use cookie based SIDs, and then, when necessary (e.g. when the user wants a secondary login to the application), switch to using URL based SIDs.</text:p>
            </text:list-item>
            <text:list-item>
              <text:p text:style-name="P7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640971076" text:style-name="L12">
        <text:list-item>
          <text:p text:style-name="P7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5" text:outline-level="1">Login Module Configuration</text:h>
      <text:h text:style-name="Heading_20_2" text:outline-level="2">Standard Modules</text:h>
      <text:p text:style-name="Text_20_body">Jarvis uses a pluggable login module mechanism. <text:s/>The following modules are provided:</text:p>
      <text:list xml:id="list1326217934" text:style-name="L13">
        <text:list-item>
          <text:p text:style-name="P94">ActiveDirectory.pm</text:p>
        </text:list-item>
        <text:list-item>
          <text:p text:style-name="P98">BasicAuth.pm</text:p>
        </text:list-item>
        <text:list-item>
          <text:p text:style-name="P98">Database.pm</text:p>
        </text:list-item>
        <text:list-item>
          <text:p text:style-name="P98">Adempiere.pm</text:p>
        </text:list-item>
        <text:list-item>
          <text:p text:style-name="P98">Drupal6.pm</text:p>
        </text:list-item>
        <text:list-item>
          <text:p text:style-name="P98">None.pm</text:p>
        </text:list-item>
        <text:list-item>
          <text:p text:style-name="P73">Single.pm</text:p>
        </text:list-item>
      </text:list>
      <text:p text:style-name="Text_20_body">You may copy and modify these to create custom login modules in /opt/jarvis/lib/Jarvis/Login.</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884266429" text:style-name="L14">
              <text:list-item>
                <text:p text:style-name="P111">none – no encryption.</text:p>
              </text:list-item>
              <text:list-item>
                <text:p text:style-name="P111">md5 <text:s/>- the md5 hash algorithm is used, with optional salt.</text:p>
              </text:list-item>
              <text:list-item>
                <text:p text:style-name="P111">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33285529" text:style-name="L15">
        <text:list-item>
          <text:p text:style-name="P95">ad_user</text:p>
        </text:list-item>
        <text:list-item>
          <text:p text:style-name="P99">ad_user_roles</text:p>
        </text:list-item>
        <text:list-item>
          <text:p text:style-name="P99">ad_role</text:p>
        </text:list-item>
        <text:list-item>
          <text:p text:style-name="P74">ad_window_access</text:p>
        </text:list-item>
        <text:list-item>
          <text:p text:style-name="P74">ad_process</text:p>
        </text:list-item>
        <text:list-item>
          <text:p text:style-name="P7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51058553" text:style-name="L16">
        <text:list-item>
          <text:p text:style-name="P100"><text:span text:style-name="T6">role-&lt;role_name&gt; <text:s text:c="6"/><text:tab/></text:span>For each active user role.</text:p>
        </text:list-item>
        <text:list-item>
          <text:p text:style-name="P100"><text:span text:style-name="T6">read-&lt;window_name&gt; <text:s text:c="5"/><text:tab/></text:span>For each active window access (read access)</text:p>
        </text:list-item>
        <text:list-item>
          <text:p text:style-name="P75"><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07093997" text:style-name="L17">
        <text:list-item>
          <text:p text:style-name="P76">Check to see if an existing, valid Drupal session cookie is defined.</text:p>
        </text:list-item>
        <text:list-item>
          <text:p text:style-name="P7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502247849" text:continue-list="list1533285529" text:style-name="L15">
        <text:list-item>
          <text:p text:style-name="P109">users</text:p>
        </text:list-item>
        <text:list-item>
          <text:p text:style-name="P7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103644573" text:style-name="L18">
        <text:list-item>
          <text:p text:style-name="P101"><text:span text:style-name="T6">admin,user<text:tab/><text:tab/> <text:s text:c="6"/><text:tab/></text:span><text:span text:style-name="T4">For the user with uid = 1.</text:span></text:p>
        </text:list-item>
        <text:list-item>
          <text:p text:style-name="P77"><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974258712" text:style-name="L19">
        <text:list-item>
          <text:p text:style-name="P78">Remote (client) IP address match, and/or</text:p>
        </text:list-item>
        <text:list-item>
          <text:p text:style-name="P78">Client must supply username and password, and/or</text:p>
        </text:list-item>
        <text:list-item>
          <text:p text:style-name="P7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5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89409186" text:style-name="L20">
        <text:list-item>
          <text:p text:style-name="P102">Jarvis is installed into /opt/jarvis as per default.</text:p>
        </text:list-item>
        <text:list-item>
          <text:p text:style-name="P102">The jarvis ScriptAlias is configured.</text:p>
        </text:list-item>
        <text:list-item>
          <text:p text:style-name="P102">The Apache webserver is accessible on http://localhost/.</text:p>
        </text:list-item>
        <text:list-item>
          <text:p text:style-name="P102">The demo.xml file has been soft linked or copied into /.</text:p>
        </text:list-item>
        <text:list-item>
          <text:p text:style-name="P102">The “None” login module is configured for the demo application.</text:p>
        </text:list-item>
        <text:list-item>
          <text:p text:style-name="P79">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14351036" text:style-name="L21">
        <text:list-item>
          <text:p text:style-name="P80">“username”</text:p>
        </text:list-item>
        <text:list-item>
          <text:p text:style-name="P80">“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650956448" text:style-name="L22">
        <text:list-item>
          <text:p text:style-name="P81">Internal configuration problem – bad server-side XML configuration (main or dataset).</text:p>
        </text:list-item>
        <text:list-item>
          <text:p text:style-name="P81">Database connection problem.</text:p>
        </text:list-item>
        <text:list-item>
          <text:p text:style-name="P81">Request body is malformed JSON or XML.</text:p>
        </text:list-item>
        <text:list-item>
          <text:p text:style-name="P81">Missing mandatory parameter in request.</text:p>
        </text:list-item>
        <text:list-item>
          <text:p text:style-name="P81">Any other fatal problem.</text:p>
        </text:list-item>
        <text:list-item>
          <text:p text:style-name="P81">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1794090113" text:style-name="L23">
        <text:list-item>
          <text:p text:style-name="P60">Cannot insert data due to primary key, foreign key, unique constraints.</text:p>
        </text:list-item>
        <text:list-item>
          <text:p text:style-name="P60">No data found. <text:s/></text:p>
        </text:list-item>
        <text:list-item>
          <text:p text:style-name="P60">Data parameter is invalid type/value for column. <text:s/></text:p>
        </text:list-item>
      </text:list>
      <text:p text:style-name="P22">In all these cases, the returned content will be JSON or XML or CSV in a “200 Successful” response.</text:p>
      <text:p text:style-name="Text_20_body"/>
      <text:h text:style-name="P5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787882679" text:style-name="L24">
        <text:list-item>
          <text:p text:style-name="P82">CGI GET parameters in the URL suffix “/&lt;app&gt;/&lt;ds&gt;?param=value&amp;param2=another”.</text:p>
        </text:list-item>
        <text:list-item>
          <text:p text:style-name="P82">XML or JSON parameters in the “application/json” or “application/xml” request body.</text:p>
        </text:list-item>
        <text:list-item>
          <text:p text:style-name="P82">RESTful parameters in the URL suffix “/&lt;app&gt;/&lt;ds&gt;/p1/p2”.</text:p>
        </text:list-item>
        <text:list-item>
          <text:p text:style-name="P82">Jarvis-Supplied default user parameters (from “default_parameters” configuration).</text:p>
        </text:list-item>
      </text:list>
      <text:p text:style-name="Text_20_body">Secure Parameters:</text:p>
      <text:list xml:id="list964288475" text:continue-numbering="true" text:style-name="L24">
        <text:list-item>
          <text:p text:style-name="P82">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51806398" text:style-name="L25">
        <text:list-item>
          <text:p text:style-name="P96">my(param)</text:p>
        </text:list-item>
        <text:list-item>
          <text:p text:style-name="P103">__my_param</text:p>
        </text:list-item>
        <text:list-item>
          <text:p text:style-name="P103">_1param</text:p>
        </text:list-item>
        <text:list-item>
          <text:p text:style-name="P83">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164563901" text:style-name="L26">
        <text:list-item>
          <text:p text:style-name="P84">Any RESTful parameters by position number, e.g. [[1]]</text:p>
        </text:list-item>
        <text:list-item>
          <text:p text:style-name="P84">Any query parameters given by the user for a fetch request, e.g. [[myfetcharg]]</text:p>
        </text:list-item>
        <text:list-item>
          <text:p text:style-name="P84">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076873557" text:style-name="L27">
        <text:list-item>
          <text:p text:style-name="P85">By default, if the parameter value is an integer or floating point, it is unquoted. <text:s/>Exponential numbers will be recognized as numbers.</text:p>
        </text:list-item>
        <text:list-item>
          <text:p text:style-name="P85">Otherwise the parameter is quoted using the DBI database handle $dbh-&gt;quote(...) method appropriate for this database. <text:s/>According to the DBI documentation, this is safe from SQL injection.</text:p>
        </text:list-item>
        <text:list-item>
          <text:p text:style-name="P85">If the ":noquote" flag is given, e.g. [[sortorder:noquote]] then the value is not quoted. Instead, all characters except those in the set [0-9a-zA-Z ,_-] are removed.</text:p>
        </text:list-item>
        <text:list-item>
          <text:p text:style-name="P8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031307221" text:style-name="L28">
        <text:list-item>
          <text:p text:style-name="P104">Begin transaction.</text:p>
        </text:list-item>
        <text:list-item>
          <text:p text:style-name="P104">Perform “before” SQL (if configured for this dataset).</text:p>
        </text:list-item>
        <text:list-item>
          <text:p text:style-name="P104">Perform the one single or one-or-more array modifications in the request body.</text:p>
        </text:list-item>
        <text:list-item>
          <text:p text:style-name="P104">Perform “after” SQL (if configured for this dataset).</text:p>
        </text:list-item>
        <text:list-item>
          <text:p text:style-name="P8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2066074920" text:style-name="L29">
        <text:list-item>
          <text:p text:style-name="P97">Even though the first modification succeeded, it was rolled back.</text:p>
        </text:list-item>
        <text:list-item>
          <text:p text:style-name="P105">The first failing error message is shown.</text:p>
        </text:list-item>
        <text:list-item>
          <text:p text:style-name="P8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5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915267210" text:style-name="L30">
        <text:list-item>
          <text:p text:style-name="P8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8">Any RESTful parameters specified in the URI. <text:s/>These are passed as “p1”, “p2”, etc.</text:p>
        </text:list-item>
        <text:list-item>
          <text:p text:style-name="P88">The parameter __dataset is given as the client-supplied dataset given to Jarvis which invoked this exec request.</text:p>
        </text:list-item>
        <text:list-item>
          <text:p text:style-name="P88">The parameter __tmpfile is given if use_tmpfile is configured for this exec.</text:p>
        </text:list-item>
        <text:list-item>
          <text:p text:style-name="P88">The Jarvis secure parameters beginning with double-underscore. <text:s/>These include __username, __group_list, etc.</text:p>
        </text:list-item>
        <text:list-item>
          <text:p text:style-name="P8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5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1546917446" text:style-name="L31">
        <text:list-item>
          <text:p text:style-name="P108">Using the Jarvis debug methods.</text:p>
        </text:list-item>
        <text:list-item>
          <text:p text:style-name="P108">Accessing the Jarvis Config “jconfig” object.</text:p>
        </text:list-item>
        <text:list-item>
          <text:p text:style-name="P108">Accessing the static configured plugin parameters.</text:p>
        </text:list-item>
        <text:list-item>
          <text:p text:style-name="P89">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5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628922800" text:style-name="L32">
              <text:list-item>
                <text:p text:style-name="P106">$jconfig, </text:p>
              </text:list-item>
              <text:list-item>
                <text:p text:style-name="P90">$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58176245" text:continue-numbering="true" text:style-name="L32">
              <text:list-item>
                <text:p text:style-name="P106">$jconfig, </text:p>
              </text:list-item>
              <text:list-item>
                <text:p text:style-name="P106">$hook_parameters_href</text:p>
              </text:list-item>
              <text:list-item>
                <text:p text:style-name="P90">$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1494442627" text:continue-numbering="true"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61">$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230337080" text:continue-numbering="true" text:style-name="L32">
              <text:list-item>
                <text:p text:style-name="P106">$jconfig</text:p>
              </text:list-item>
              <text:list-item>
                <text:p text:style-name="P107">$hook_parameters_href</text:p>
              </text:list-item>
              <text:list-item>
                <text:p text:style-name="P107">$dsxml</text:p>
              </text:list-item>
              <text:list-item>
                <text:p text:style-name="P61">$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879964969" text:continue-numbering="true" text:style-name="L32">
              <text:list-item>
                <text:p text:style-name="P106">$jconfig</text:p>
              </text:list-item>
              <text:list-item>
                <text:p text:style-name="P107">$hook_parameters_href</text:p>
              </text:list-item>
              <text:list-item>
                <text:p text:style-name="P107">$dsxml</text:p>
              </text:list-item>
              <text:list-item>
                <text:p text:style-name="P107">$sql_params_href</text:p>
              </text:list-item>
              <text:list-item>
                <text:p text:style-name="P61">$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1998781648" text:continue-numbering="true"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61">$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1126623714" text:style-name="L33">
              <text:list-item>
                <text:p text:style-name="P62">Add some extra root level parameters (by modifying $extra_href)</text:p>
              </text:list-item>
              <text:list-item>
                <text:p text:style-name="P62">Perform a custom encoding into text (by setting $return_text)</text:p>
              </text:list-item>
            </text:list>
            <text:p text:style-name="P22">Args are:</text:p>
            <text:list xml:id="list1617325499" text:continue-list="list1998781648" text:style-name="L32">
              <text:list-item>
                <text:p text:style-name="P106">$jconfig</text:p>
              </text:list-item>
              <text:list-item>
                <text:p text:style-name="P107">$hook_parameters_href</text:p>
              </text:list-item>
              <text:list-item>
                <text:p text:style-name="P107">$extra_href</text:p>
              </text:list-item>
              <text:list-item>
                <text:p text:style-name="P90">$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1428986073" text:continue-list="list1126623714" text:style-name="L33">
              <text:list-item text:start-value="1">
                <text:p text:style-name="P62">Add some extra root level parameters (by modifying $extra_href)</text:p>
              </text:list-item>
              <text:list-item>
                <text:p text:style-name="P62">Modify the returned content (by modifying $rows_aref)</text:p>
              </text:list-item>
              <text:list-item>
                <text:p text:style-name="P62">Perform a custom encoding into text (by setting $return_text)</text:p>
              </text:list-item>
            </text:list>
            <text:p text:style-name="P22">Args are:</text:p>
            <text:list xml:id="list851698761" text:continue-list="list1617325499" text:style-name="L32">
              <text:list-item>
                <text:p text:style-name="P106">$jconfig</text:p>
              </text:list-item>
              <text:list-item>
                <text:p text:style-name="P107">$hook_parameters_href</text:p>
              </text:list-item>
              <text:list-item>
                <text:p text:style-name="P107"><text:soft-page-break/>$dsxml</text:p>
              </text:list-item>
              <text:list-item>
                <text:p text:style-name="P107">$sql_params_href</text:p>
              </text:list-item>
              <text:list-item>
                <text:p text:style-name="P107">$rows_aref</text:p>
              </text:list-item>
              <text:list-item>
                <text:p text:style-name="P107">$extra_href</text:p>
              </text:list-item>
              <text:list-item>
                <text:p text:style-name="P90">$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678049757" text:continue-list="list1428986073" text:style-name="L33">
              <text:list-item text:start-value="1">
                <text:p text:style-name="P62">Add some extra root level parameters (by modifying $extra_href)</text:p>
              </text:list-item>
              <text:list-item>
                <text:p text:style-name="P62">Modify the returned content (by modifying $results_aref)</text:p>
              </text:list-item>
              <text:list-item>
                <text:p text:style-name="P62">Perform a custom encoding into text (by setting $return_text)</text:p>
              </text:list-item>
            </text:list>
            <text:p text:style-name="P22">Args are:</text:p>
            <text:list xml:id="list436468369" text:continue-list="list851698761"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107">$results_aref</text:p>
              </text:list-item>
              <text:list-item>
                <text:p text:style-name="P107">$extra_href</text:p>
              </text:list-item>
              <text:list-item>
                <text:p text:style-name="P90">$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1534339" text:continue-numbering="true" text:style-name="L32">
              <text:list-item>
                <text:p text:style-name="P106">$jconfig</text:p>
              </text:list-item>
              <text:list-item>
                <text:p text:style-name="P90">$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845989826" text:style-name="L34">
        <text:list-item>
          <text:p text:style-name="P91">You may implement none, some, or all hook methods.</text:p>
        </text:list-item>
        <text:list-item>
          <text:p text:style-name="P91">All implemented hook methods must all return “1”.</text:p>
        </text:list-item>
        <text:list-item>
          <text:p text:style-name="P91">There is no way for a hook to stop processing, other than to call “die”.</text:p>
        </text:list-item>
        <text:list-item>
          <text:p text:style-name="P91">If an SQL error occurs during dataset updates, any following before_one, after_one and after_all hook calls will be skipped. <text:s/>Only the finish hook call will be invoked.</text:p>
        </text:list-item>
        <text:list-item>
          <text:p text:style-name="P91"><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002930045" text:style-name="L35">
        <text:list-item>
          <text:p text:style-name="P92">Dual-Core Intel @ 2.5 GHz, 4G of RAM. <text:s/>(CPU Blowfish rating 7.09).</text:p>
        </text:list-item>
        <text:list-item>
          <text:p text:style-name="P92">Kubuntu 09.10 (Karmic Koala).</text:p>
        </text:list-item>
        <text:list-item>
          <text:p text:style-name="P92">Apache 2 webserver using HTTP (not SSL).</text:p>
        </text:list-item>
        <text:list-item>
          <text:p text:style-name="P92">Apache jmeter client with five simultaneous threads.</text:p>
        </text:list-item>
        <text:list-item>
          <text:p text:style-name="P92">PostgreSQL database.</text:p>
        </text:list-item>
        <text:list-item>
          <text:p text:style-name="P9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557948030" text:style-name="L36">
        <text:list-item>
          <text:p text:style-name="P93">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3">SHJS. Syntax Highlighting for Javascript. Please see below for further details on this.</text:p>
        </text:list-item>
        <text:list-item>
          <text:p text:style-name="P9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2">A clean, pre-built copy of the demo SQLite database is supplied. <text:s/>You need to copy this to a temporary working copy for “playing” purposes. <text:s/>In the “jarvis/demo/db” directory, copy “demo-clean.db” to “demo.db”.</text:p>
      <text:p text:style-name="P22">E.g. under Linux:</text:p>
      <text:p text:style-name="P45">$ cp /opt/jarvis/demo/db/demo-clean.db /opt/jarvis/demo/db/demo.db</text:p>
      <text:p text:style-name="P22"/>
      <text:p text:style-name="P22">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All requests require /jarvis-agent/demo/&lt;dataset-or-special&gt;[/&lt;arg1&gt;...] in URI!</text:p>
      <text:p text:style-name="P22"><text:soft-page-break/></text:p>
      <text:p text:style-name="P22">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209410424" text:style-name="L37">
        <text:list-item>
          <text:p text:style-name="P63">Location of the database file. <text:s/>Default is /opt/jarvis/demo/db/demo.db.</text:p>
        </text:list-item>
        <text:list-item>
          <text:p text:style-name="P63">Location of the datasets configuration. <text:s/>Default is /opt/jarvis/demo/dataset.</text:p>
        </text:list-item>
        <text:list-item>
          <text:p text:style-name="P63">Location of the session files. <text:s/>Default is /tmp/demo.</text:p>
        </text:list-item>
        <text:list-item>
          <text:p text:style-name="P63">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5<text:tab/><text:page-number text:select-page="current">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9-22T10:36:49</dc:date>
    <meta:editing-duration>PT225H14M14S</meta:editing-duration>
    <meta:editing-cycles>619</meta:editing-cycles>
    <meta:generator>OpenOffice.org/3.2$Linux OpenOffice.org_project/320m12$Build-9483</meta:generator>
    <meta:print-date>2009-06-23T14:50:34</meta:print-date>
    <meta:document-statistic meta:table-count="32" meta:image-count="0" meta:object-count="0" meta:page-count="64" meta:paragraph-count="1976" meta:word-count="18159" meta:character-count="121019"/>
    <meta:user-defined meta:name="Info 1"/>
    <meta:user-defined meta:name="Info 2"/>
    <meta:user-defined meta:name="Info 3"/>
    <meta:user-defined meta:name="Info 4"/>
  </office:meta>
</office:document-meta>
</file>